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65in"/>
    </style:style>
    <style:style style:name="co3" style:family="table-column">
      <style:table-column-properties fo:break-before="auto" style:column-width="0.2862in"/>
    </style:style>
    <style:style style:name="co4" style:family="table-column">
      <style:table-column-properties fo:break-before="auto" style:column-width="1.02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5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 style:data-style-name="N5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2" table:default-cell-style-name="ce4"/>
        <table:table-column table:style-name="co4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table:formula="of:=SUM([.B2:.B8])" office:value-type="float" office:value="9245798" calcext:value-type="float">
            <text:p>9,245,798</text:p>
          </table:table-cell>
          <table:table-cell table:style-name="Default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/>
          <table:table-cell table:style-name="ce6" table:formula="of:=SUM([.W2:.W77])" office:value-type="float" office:value="124390524" calcext:value-type="float">
            <text:p>124,390,524</text:p>
          </table:table-cell>
          <table:table-cell table:style-name="ce4" table:number-columns-repeated="3"/>
        </table:table-row>
        <table:table-row table:style-name="ro2">
          <table:table-cell office:value-type="string" calcext:value-type="string">
            <text:p>á</text:p>
          </table:table-cell>
          <table:table-cell table:style-name="ce1" office:value-type="float" office:value="5561680" calcext:value-type="float">
            <text:p>5,561,680</text:p>
          </table:table-cell>
          <table:table-cell table:style-name="ce2" table:formula="of:=[.B2]/[.B$1]*100" office:value-type="float" office:value="60.1535962607013" calcext:value-type="float">
            <text:p>60.15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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</text:p>
          </table:table-cell>
          <table:table-cell table:style-name="ce4" office:value-type="string" calcext:value-type="string">
            <text:p>á</text:p>
          </table:table-cell>
          <table:table-cell table:number-columns-repeated="2" table:style-name="ce4" office:value-type="string" calcext:value-type="string">
            <text:p>·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‡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·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a</text:p>
          </table:table-cell>
          <table:table-cell table:style-name="ce6" office:value-type="float" office:value="15477325" calcext:value-type="float">
            <text:p>15,477,325</text:p>
          </table:table-cell>
          <table:table-cell table:formula="of:=[.W2]/[.W$1]*100" office:value-type="float" office:value="12.4425273745129" calcext:value-type="float">
            <text:p>12.4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š</text:p>
          </table:table-cell>
          <table:table-cell table:style-name="ce1" office:value-type="float" office:value="1424745" calcext:value-type="float">
            <text:p>1,424,745</text:p>
          </table:table-cell>
          <table:table-cell table:style-name="ce2" table:formula="of:=[.B3]/[.B$1]*100" office:value-type="float" office:value="15.4096487939711" calcext:value-type="float">
            <text:p>15.41</text:p>
          </table:table-cell>
          <table:table-cell table:style-name="ce4" office:value-type="string" calcext:value-type="string">
            <text:p>ª</text:p>
          </table:table-cell>
          <table:table-cell table:style-name="ce4" office:value-type="string" calcext:value-type="string">
            <text:p>š</text:p>
          </table:table-cell>
          <table:table-cell table:style-name="ce4" office:value-type="string" calcext:value-type="string">
            <text:p>³</text:p>
          </table:table-cell>
          <table:table-cell table:style-name="ce4" office:value-type="string" calcext:value-type="string">
            <text:p>»</text:p>
          </table:table-cell>
          <table:table-cell table:style-name="ce4" office:value-type="string" calcext:value-type="string">
            <text:p>ó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ó</text:p>
          </table:table-cell>
          <table:table-cell table:style-name="ce4" office:value-type="string" calcext:value-type="string">
            <text:p>π</text:p>
          </table:table-cell>
          <table:table-cell table:style-name="ce4" office:value-type="string" calcext:value-type="string">
            <text:p>∫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»</text:p>
          </table:table-cell>
          <table:table-cell table:style-name="ce4"/>
          <table:table-cell table:style-name="ce4" office:value-type="string" calcext:value-type="string">
            <text:p>≥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i</text:p>
          </table:table-cell>
          <table:table-cell table:style-name="ce6" office:value-type="float" office:value="11746530" calcext:value-type="float">
            <text:p>11,746,530</text:p>
          </table:table-cell>
          <table:table-cell table:formula="of:=[.W3]/[.W$1]*100" office:value-type="float" office:value="9.44326755951281" calcext:value-type="float">
            <text:p>9.4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č</text:p>
          </table:table-cell>
          <table:table-cell table:style-name="ce1" office:value-type="float" office:value="849891" calcext:value-type="float">
            <text:p>849,891</text:p>
          </table:table-cell>
          <table:table-cell table:style-name="ce2" table:formula="of:=[.B4]/[.B$1]*100" office:value-type="float" office:value="9.19218654787829" calcext:value-type="float">
            <text:p>9.19</text:p>
          </table:table-cell>
          <table:table-cell table:style-name="ce4" office:value-type="string" calcext:value-type="string">
            <text:p>∏</text:p>
          </table:table-cell>
          <table:table-cell table:style-name="ce4" office:value-type="string" calcext:value-type="string">
            <text:p>„</text:p>
          </table:table-cell>
          <table:table-cell table:style-name="ce4" office:value-type="string" calcext:value-type="string">
            <text:p>¢</text:p>
          </table:table-cell>
          <table:table-cell table:style-name="ce4" office:value-type="string" calcext:value-type="string">
            <text:p>¸</text:p>
          </table:table-cell>
          <table:table-cell table:style-name="ce4" office:value-type="string" calcext:value-type="string">
            <text:p>ç</text:p>
          </table:table-cell>
          <table:table-cell table:style-name="ce4" office:value-type="string" calcext:value-type="string">
            <text:p>è</text:p>
          </table:table-cell>
          <table:table-cell table:style-name="ce4" office:value-type="string" calcext:value-type="string">
            <text:p>ã</text:p>
          </table:table-cell>
          <table:table-cell table:style-name="ce4" office:value-type="string" calcext:value-type="string">
            <text:p>ç</text:p>
          </table:table-cell>
          <table:table-cell table:number-columns-repeated="2" table:style-name="ce4" office:value-type="string" calcext:value-type="string">
            <text:p>Ë</text:p>
          </table:table-cell>
          <table:table-cell table:style-name="ce4" office:value-type="string" calcext:value-type="string">
            <text:p>è</text:p>
          </table:table-cell>
          <table:table-cell table:style-name="ce4" office:value-type="string" calcext:value-type="string">
            <text:p>¸</text:p>
          </table:table-cell>
          <table:table-cell table:style-name="ce4"/>
          <table:table-cell table:style-name="ce4" office:value-type="string" calcext:value-type="string">
            <text:p>¢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e</text:p>
          </table:table-cell>
          <table:table-cell table:style-name="ce6" office:value-type="float" office:value="8573831" calcext:value-type="float">
            <text:p>8,573,831</text:p>
          </table:table-cell>
          <table:table-cell table:formula="of:=[.W4]/[.W$1]*100" office:value-type="float" office:value="6.8926721459908" calcext:value-type="float">
            <text:p>6.89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đ</text:p>
          </table:table-cell>
          <table:table-cell table:style-name="ce1" office:value-type="float" office:value="806570" calcext:value-type="float">
            <text:p>806,570</text:p>
          </table:table-cell>
          <table:table-cell table:style-name="ce2" table:formula="of:=[.B5]/[.B$1]*100" office:value-type="float" office:value="8.72363856532449" calcext:value-type="float">
            <text:p>8.72</text:p>
          </table:table-cell>
          <table:table-cell table:style-name="ce4" office:value-type="string" calcext:value-type="string">
            <text:p>π</text:p>
          </table:table-cell>
          <table:table-cell table:style-name="ce4" office:value-type="string" calcext:value-type="string">
            <text:p>˜</text:p>
          </table:table-cell>
          <table:table-cell table:style-name="ce4" office:value-type="string" calcext:value-type="string">
            <text:p>¤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ð</text:p>
          </table:table-cell>
          <table:table-cell table:style-name="ce4" office:value-type="string" calcext:value-type="string">
            <text:p>ð</text:p>
          </table:table-cell>
          <table:table-cell table:style-name="ce4" office:value-type="string" calcext:value-type="string">
            <text:p>÷</text:p>
          </table:table-cell>
          <table:table-cell table:style-name="ce4" office:value-type="string" calcext:value-type="string">
            <text:p>¤</text:p>
          </table:table-cell>
          <table:table-cell table:style-name="ce4" office:value-type="string" calcext:value-type="string">
            <text:p></text:p>
          </table:table-cell>
          <table:table-cell table:style-name="ce4" office:value-type="string" calcext:value-type="string">
            <text:p>π</text:p>
          </table:table-cell>
          <table:table-cell table:number-columns-repeated="2" table:style-name="ce4" office:value-type="string" calcext:value-type="string">
            <text:p>¹</text:p>
          </table:table-cell>
          <table:table-cell table:style-name="ce4"/>
          <table:table-cell table:style-name="ce4" office:value-type="string" calcext:value-type="string">
            <text:p>§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t</text:p>
          </table:table-cell>
          <table:table-cell table:style-name="ce6" office:value-type="float" office:value="7466780" calcext:value-type="float">
            <text:p>7,466,780</text:p>
          </table:table-cell>
          <table:table-cell table:formula="of:=[.W5]/[.W$1]*100" office:value-type="float" office:value="6.00269197354615" calcext:value-type="float">
            <text:p>6.00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ž</text:p>
          </table:table-cell>
          <table:table-cell table:style-name="ce1" office:value-type="float" office:value="332234" calcext:value-type="float">
            <text:p>332,234</text:p>
          </table:table-cell>
          <table:table-cell table:style-name="ce2" table:formula="of:=[.B6]/[.B$1]*100" office:value-type="float" office:value="3.59335127157223" calcext:value-type="float">
            <text:p>3.59</text:p>
          </table:table-cell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¿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½</text:p>
          </table:table-cell>
          <table:table-cell table:style-name="ce4" office:value-type="string" calcext:value-type="string">
            <text:p>þ</text:p>
          </table:table-cell>
          <table:table-cell table:style-name="ce4" office:value-type="string" calcext:value-type="string">
            <text:p>¾</text:p>
          </table:table-cell>
          <table:table-cell table:style-name="ce4" office:value-type="string" calcext:value-type="string">
            <text:p> 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æ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¼</text:p>
          </table:table-cell>
          <table:table-cell table:style-name="ce4" office:value-type="string" calcext:value-type="string">
            <text:p>½</text:p>
          </table:table-cell>
          <table:table-cell table:style-name="ce4" office:value-type="string" calcext:value-type="string">
            <text:p>¿</text:p>
          </table:table-cell>
          <table:table-cell table:style-name="ce4" office:value-type="string" calcext:value-type="string">
            <text:p>∫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o</text:p>
          </table:table-cell>
          <table:table-cell table:style-name="ce6" office:value-type="float" office:value="7054397" calcext:value-type="float">
            <text:p>7,054,397</text:p>
          </table:table-cell>
          <table:table-cell table:formula="of:=[.W6]/[.W$1]*100" office:value-type="float" office:value="5.67116913182229" calcext:value-type="float">
            <text:p>5.67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ŋ</text:p>
          </table:table-cell>
          <table:table-cell table:style-name="ce1" office:value-type="float" office:value="156800" calcext:value-type="float">
            <text:p>156,800</text:p>
          </table:table-cell>
          <table:table-cell table:style-name="ce2" table:formula="of:=[.B7]/[.B$1]*100" office:value-type="float" office:value="1.69590553460069" calcext:value-type="float">
            <text:p>1.70</text:p>
          </table:table-cell>
          <table:table-cell table:style-name="ce4" office:value-type="string" calcext:value-type="string">
            <text:p>∫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±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ñ</text:p>
          </table:table-cell>
          <table:table-cell table:style-name="ce4" office:value-type="string" calcext:value-type="string">
            <text:p>¿</text:p>
          </table:table-cell>
          <table:table-cell table:style-name="ce4" table:number-columns-repeated="2"/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¿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±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d</text:p>
          </table:table-cell>
          <table:table-cell table:style-name="ce6" office:value-type="float" office:value="6756260" calcext:value-type="float">
            <text:p>6,756,260</text:p>
          </table:table-cell>
          <table:table-cell table:formula="of:=[.W7]/[.W$1]*100" office:value-type="float" office:value="5.43149090681538" calcext:value-type="float">
            <text:p>5.43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Á</text:p>
          </table:table-cell>
          <table:table-cell table:style-name="ce1" office:value-type="float" office:value="113878" calcext:value-type="float">
            <text:p>113,878</text:p>
          </table:table-cell>
          <table:table-cell table:style-name="ce2" table:formula="of:=[.B8]/[.B$1]*100" office:value-type="float" office:value="1.2316730259519" calcext:value-type="float">
            <text:p>1.23</text:p>
          </table:table-cell>
          <table:table-cell table:number-columns-repeated="3" table:style-name="ce4" office:value-type="string" calcext:value-type="string">
            <text:p>Á</text:p>
          </table:table-cell>
          <table:table-cell table:style-name="ce4" office:value-type="string" calcext:value-type="string">
            <text:p>ç</text:p>
          </table:table-cell>
          <table:table-cell table:number-columns-repeated="2" table:style-name="ce4" office:value-type="string" calcext:value-type="string">
            <text:p>Á</text:p>
          </table:table-cell>
          <table:table-cell table:style-name="ce4" office:value-type="string" calcext:value-type="string">
            <text:p>ç</text:p>
          </table:table-cell>
          <table:table-cell table:style-name="ce4" office:value-type="string" calcext:value-type="string">
            <text:p>Á</text:p>
          </table:table-cell>
          <table:table-cell table:number-columns-repeated="2" table:style-name="ce4" office:value-type="string" calcext:value-type="string">
            <text:p>¡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ç</text:p>
          </table:table-cell>
          <table:table-cell table:style-name="ce4" office:value-type="string" calcext:value-type="string">
            <text:p>Á</text:p>
          </table:table-cell>
          <table:table-cell table:style-name="ce4" office:value-type="string" calcext:value-type="string">
            <text:p>¡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l</text:p>
          </table:table-cell>
          <table:table-cell table:style-name="ce6" office:value-type="float" office:value="6560915" calcext:value-type="float">
            <text:p>6,560,915</text:p>
          </table:table-cell>
          <table:table-cell table:formula="of:=[.W8]/[.W$1]*100" office:value-type="float" office:value="5.27444920161282" calcext:value-type="float">
            <text:p>5.27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Č</text:p>
          </table:table-cell>
          <table:table-cell table:style-name="ce1" office:value-type="float" office:value="34641" calcext:value-type="float">
            <text:p>34,641</text:p>
          </table:table-cell>
          <table:table-cell table:style-name="ce2" table:formula="of:=[.B9]/[.B$1]*100" office:value-type="float" office:value="0.374667497602695" calcext:value-type="float">
            <text:p>.37</text:p>
          </table:table-cell>
          <table:table-cell table:style-name="ce4" office:value-type="string" calcext:value-type="string">
            <text:p>¢</text:p>
          </table:table-cell>
          <table:table-cell table:style-name="ce4" office:value-type="string" calcext:value-type="string">
            <text:p>‚</text:p>
          </table:table-cell>
          <table:table-cell table:style-name="ce4" office:value-type="string" calcext:value-type="string">
            <text:p>¡</text:p>
          </table:table-cell>
          <table:table-cell table:style-name="ce4" office:value-type="string" calcext:value-type="string">
            <text:p>¢</text:p>
          </table:table-cell>
          <table:table-cell table:style-name="ce4" office:value-type="string" calcext:value-type="string">
            <text:p>Ç</text:p>
          </table:table-cell>
          <table:table-cell table:style-name="ce4" office:value-type="string" calcext:value-type="string">
            <text:p>È</text:p>
          </table:table-cell>
          <table:table-cell/>
          <table:table-cell table:style-name="ce4" office:value-type="string" calcext:value-type="string">
            <text:p>Ç</text:p>
          </table:table-cell>
          <table:table-cell table:number-columns-repeated="2" table:style-name="ce4" office:value-type="string" calcext:value-type="string">
            <text:p>»</text:p>
          </table:table-cell>
          <table:table-cell table:style-name="ce4" office:value-type="string" calcext:value-type="string">
            <text:p>È</text:p>
          </table:table-cell>
          <table:table-cell table:style-name="ce4" office:value-type="string" calcext:value-type="string">
            <text:p>¢</text:p>
          </table:table-cell>
          <table:table-cell table:style-name="ce4"/>
          <table:table-cell table:style-name="ce4" office:value-type="string" calcext:value-type="string">
            <text:p>°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u</text:p>
          </table:table-cell>
          <table:table-cell table:style-name="ce6" office:value-type="float" office:value="5850978" calcext:value-type="float">
            <text:p>5,850,978</text:p>
          </table:table-cell>
          <table:table-cell table:formula="of:=[.W9]/[.W$1]*100" office:value-type="float" office:value="4.70371682010118" calcext:value-type="float">
            <text:p>4.70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ŧ</text:p>
          </table:table-cell>
          <table:table-cell table:style-name="ce1" office:value-type="float" office:value="24152" calcext:value-type="float">
            <text:p>24,152</text:p>
          </table:table-cell>
          <table:table-cell table:style-name="ce2" table:formula="of:=[.B10]/[.B$1]*100" office:value-type="float" office:value="0.261221367804055" calcext:value-type="float">
            <text:p>.26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¼</text:p>
          </table:table-cell>
          <table:table-cell table:style-name="ce4" office:value-type="string" calcext:value-type="string">
            <text:p>¸</text:p>
          </table:table-cell>
          <table:table-cell table:style-name="ce4" office:value-type="string" calcext:value-type="string">
            <text:p>¼</text:p>
          </table:table-cell>
          <table:table-cell table:style-name="ce4" office:value-type="string" calcext:value-type="string">
            <text:p>ý</text:p>
          </table:table-cell>
          <table:table-cell table:style-name="ce4" office:value-type="string" calcext:value-type="string">
            <text:p>¼</text:p>
          </table:table-cell>
          <table:table-cell/>
          <table:table-cell table:style-name="ce4"/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ª</text:p>
          </table:table-cell>
          <table:table-cell table:style-name="ce4" office:value-type="string" calcext:value-type="string">
            <text:p>»</text:p>
          </table:table-cell>
          <table:table-cell table:number-columns-repeated="2" table:style-name="ce4" office:value-type="string" calcext:value-type="string">
            <text:p>¼</text:p>
          </table:table-cell>
          <table:table-cell table:style-name="ce4" office:value-type="string" calcext:value-type="string">
            <text:p>∏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s</text:p>
          </table:table-cell>
          <table:table-cell table:style-name="ce6" office:value-type="float" office:value="5750496" calcext:value-type="float">
            <text:p>5,750,496</text:p>
          </table:table-cell>
          <table:table-cell table:formula="of:=[.W10]/[.W$1]*100" office:value-type="float" office:value="4.62293735493871" calcext:value-type="float">
            <text:p>4.62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Š</text:p>
          </table:table-cell>
          <table:table-cell table:style-name="ce1" office:value-type="float" office:value="13551" calcext:value-type="float">
            <text:p>13,551</text:p>
          </table:table-cell>
          <table:table-cell table:style-name="ce2" table:formula="of:=[.B11]/[.B$1]*100" office:value-type="float" office:value="0.146563876909273" calcext:value-type="float">
            <text:p>.15</text:p>
          </table:table-cell>
          <table:table-cell table:style-name="ce4" office:value-type="string" calcext:value-type="string">
            <text:p>¥</text:p>
          </table:table-cell>
          <table:table-cell table:style-name="ce4" office:value-type="string" calcext:value-type="string">
            <text:p>Š</text:p>
          </table:table-cell>
          <table:table-cell table:style-name="ce4" office:value-type="string" calcext:value-type="string">
            <text:p>²</text:p>
          </table:table-cell>
          <table:table-cell table:style-name="ce4" office:value-type="string" calcext:value-type="string">
            <text:p>´</text:p>
          </table:table-cell>
          <table:table-cell table:style-name="ce4" office:value-type="string" calcext:value-type="string">
            <text:p>Ó</text:p>
          </table:table-cell>
          <table:table-cell table:style-name="ce4" office:value-type="string" calcext:value-type="string">
            <text:p>©</text:p>
          </table:table-cell>
          <table:table-cell/>
          <table:table-cell table:style-name="ce4" office:value-type="string" calcext:value-type="string">
            <text:p>Ó</text:p>
          </table:table-cell>
          <table:table-cell table:style-name="ce4" office:value-type="string" calcext:value-type="string">
            <text:p>©</text:p>
          </table:table-cell>
          <table:table-cell table:style-name="ce4" office:value-type="string" calcext:value-type="string">
            <text:p>™</text:p>
          </table:table-cell>
          <table:table-cell table:style-name="ce4" office:value-type="string" calcext:value-type="string">
            <text:p>ª</text:p>
          </table:table-cell>
          <table:table-cell table:style-name="ce4" office:value-type="string" calcext:value-type="string">
            <text:p>´</text:p>
          </table:table-cell>
          <table:table-cell table:style-name="ce4"/>
          <table:table-cell table:style-name="ce4" office:value-type="string" calcext:value-type="string">
            <text:p>≤</text:p>
          </table:table-cell>
          <table:table-cell table:number-columns-repeated="2"/>
          <table:table-cell table:style-name="ce4" table:number-columns-repeated="2"/>
          <table:table-cell table:style-name="ce5" office:value-type="string" calcext:value-type="string">
            <text:p>á</text:p>
          </table:table-cell>
          <table:table-cell table:style-name="ce7" office:value-type="float" office:value="5561680" calcext:value-type="float">
            <text:p>5,561,680</text:p>
          </table:table-cell>
          <table:table-cell table:style-name="ce9" table:formula="of:=[.W11]/[.W$1]*100" office:value-type="float" office:value="4.47114444183867" calcext:value-type="float">
            <text:p>4.47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Đ</text:p>
          </table:table-cell>
          <table:table-cell table:style-name="ce1" office:value-type="float" office:value="3523" calcext:value-type="float">
            <text:p>3,523</text:p>
          </table:table-cell>
          <table:table-cell table:style-name="ce2" table:formula="of:=[.B12]/[.B$1]*100" office:value-type="float" office:value="0.038103795908152" calcext:value-type="float">
            <text:p>.04</text:p>
          </table:table-cell>
          <table:table-cell table:style-name="ce4" office:value-type="string" calcext:value-type="string">
            <text:p>∞</text:p>
          </table:table-cell>
          <table:table-cell table:style-name="ce4" office:value-type="string" calcext:value-type="string">
            <text:p>‰</text:p>
          </table:table-cell>
          <table:table-cell table:style-name="ce4" office:value-type="string" calcext:value-type="string">
            <text:p>£</text:p>
          </table:table-cell>
          <table:table-cell table:style-name="ce4" office:value-type="string" calcext:value-type="string">
            <text:p>°</text:p>
          </table:table-cell>
          <table:table-cell table:number-columns-repeated="2" table:style-name="ce4" office:value-type="string" calcext:value-type="string">
            <text:p>Ð</text:p>
          </table:table-cell>
          <table:table-cell/>
          <table:table-cell table:style-name="ce4" office:value-type="string" calcext:value-type="string">
            <text:p>£</text:p>
          </table:table-cell>
          <table:table-cell table:style-name="ce4" office:value-type="string" calcext:value-type="string">
            <text:p>–</text:p>
          </table:table-cell>
          <table:table-cell table:number-columns-repeated="2" table:style-name="ce4" office:value-type="string" calcext:value-type="string">
            <text:p>©</text:p>
          </table:table-cell>
          <table:table-cell table:style-name="ce4" office:value-type="string" calcext:value-type="string">
            <text:p>°</text:p>
          </table:table-cell>
          <table:table-cell table:style-name="ce4"/>
          <table:table-cell table:style-name="ce4" office:value-type="string" calcext:value-type="string">
            <text:p>£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n</text:p>
          </table:table-cell>
          <table:table-cell table:style-name="ce6" office:value-type="float" office:value="5033266" calcext:value-type="float">
            <text:p>5,033,266</text:p>
          </table:table-cell>
          <table:table-cell table:formula="of:=[.W12]/[.W$1]*100" office:value-type="float" office:value="4.04634198662914" calcext:value-type="float">
            <text:p>4.05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Ŋ</text:p>
          </table:table-cell>
          <table:table-cell table:style-name="ce1" office:value-type="float" office:value="2065" calcext:value-type="float">
            <text:p>2,065</text:p>
          </table:table-cell>
          <table:table-cell table:style-name="ce2" table:formula="of:=[.B13]/[.B$1]*100" office:value-type="float" office:value="0.022334470210143" calcext:value-type="float">
            <text:p>.02</text:p>
          </table:table-cell>
          <table:table-cell table:style-name="ce4" office:value-type="string" calcext:value-type="string">
            <text:p>±</text:p>
          </table:table-cell>
          <table:table-cell table:style-name="ce4" office:value-type="string" calcext:value-type="string">
            <text:p>¸</text:p>
          </table:table-cell>
          <table:table-cell table:style-name="ce4" office:value-type="string" calcext:value-type="string">
            <text:p>¯</text:p>
          </table:table-cell>
          <table:table-cell table:style-name="ce4" office:value-type="string" calcext:value-type="string">
            <text:p>±</text:p>
          </table:table-cell>
          <table:table-cell table:style-name="ce4" office:value-type="string" calcext:value-type="string">
            <text:p>Ñ</text:p>
          </table:table-cell>
          <table:table-cell table:style-name="ce4" office:value-type="string" calcext:value-type="string">
            <text:p>½</text:p>
          </table:table-cell>
          <table:table-cell/>
          <table:table-cell table:style-name="ce4"/>
          <table:table-cell table:style-name="ce4" office:value-type="string" calcext:value-type="string">
            <text:p>Ω</text:p>
          </table:table-cell>
          <table:table-cell table:style-name="ce4" office:value-type="string" calcext:value-type="string">
            <text:p>Ø</text:p>
          </table:table-cell>
          <table:table-cell table:style-name="ce4" office:value-type="string" calcext:value-type="string">
            <text:p>¯</text:p>
          </table:table-cell>
          <table:table-cell table:style-name="ce4" office:value-type="string" calcext:value-type="string">
            <text:p>±</text:p>
          </table:table-cell>
          <table:table-cell table:style-name="ce4" office:value-type="string" calcext:value-type="string">
            <text:p>¸</text:p>
          </table:table-cell>
          <table:table-cell table:style-name="ce4" office:value-type="string" calcext:value-type="string">
            <text:p>Ø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g</text:p>
          </table:table-cell>
          <table:table-cell table:style-name="ce6" office:value-type="float" office:value="4564046" calcext:value-type="float">
            <text:p>4,564,046</text:p>
          </table:table-cell>
          <table:table-cell table:formula="of:=[.W13]/[.W$1]*100" office:value-type="float" office:value="3.66912675759771" calcext:value-type="float">
            <text:p>3.67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Ž</text:p>
          </table:table-cell>
          <table:table-cell table:style-name="ce1" office:value-type="float" office:value="1383" calcext:value-type="float">
            <text:p>1,383</text:p>
          </table:table-cell>
          <table:table-cell table:style-name="ce2" table:formula="of:=[.B14]/[.B$1]*100" office:value-type="float" office:value="0.0149581463925558" calcext:value-type="float">
            <text:p>.01</text:p>
          </table:table-cell>
          <table:table-cell table:style-name="ce4" office:value-type="string" calcext:value-type="string">
            <text:p>∑</text:p>
          </table:table-cell>
          <table:table-cell table:style-name="ce4" office:value-type="string" calcext:value-type="string">
            <text:p>¾</text:p>
          </table:table-cell>
          <table:table-cell table:style-name="ce4" office:value-type="string" calcext:value-type="string">
            <text:p>¹</text:p>
          </table:table-cell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Þ</text:p>
          </table:table-cell>
          <table:table-cell table:style-name="ce4" office:value-type="string" calcext:value-type="string">
            <text:p>®</text:p>
          </table:table-cell>
          <table:table-cell/>
          <table:table-cell table:style-name="ce4"/>
          <table:table-cell table:style-name="ce4" office:value-type="string" calcext:value-type="string">
            <text:p>Æ</text:p>
          </table:table-cell>
          <table:table-cell table:style-name="ce4" office:value-type="string" calcext:value-type="string">
            <text:p>¨</text:p>
          </table:table-cell>
          <table:table-cell table:style-name="ce4" office:value-type="string" calcext:value-type="string">
            <text:p>¬</text:p>
          </table:table-cell>
          <table:table-cell table:style-name="ce4" office:value-type="string" calcext:value-type="string">
            <text:p>·</text:p>
          </table:table-cell>
          <table:table-cell table:style-name="ce4" office:value-type="string" calcext:value-type="string">
            <text:p>¾</text:p>
          </table:table-cell>
          <table:table-cell table:style-name="ce4" office:value-type="string" calcext:value-type="string">
            <text:p>π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r</text:p>
          </table:table-cell>
          <table:table-cell table:style-name="ce6" office:value-type="float" office:value="4283675" calcext:value-type="float">
            <text:p>4,283,675</text:p>
          </table:table-cell>
          <table:table-cell table:formula="of:=[.W14]/[.W$1]*100" office:value-type="float" office:value="3.44373097101834" calcext:value-type="float">
            <text:p>3.44</text:p>
          </table:table-cell>
          <table:table-cell table:style-name="ce4" table:number-columns-repeated="2"/>
        </table:table-row>
        <table:table-row table:style-name="ro2">
          <table:table-cell office:value-type="string" calcext:value-type="string">
            <text:p>Ŧ</text:p>
          </table:table-cell>
          <table:table-cell table:style-name="ce1" office:value-type="float" office:value="135" calcext:value-type="float">
            <text:p>135</text:p>
          </table:table-cell>
          <table:table-cell table:style-name="ce2" table:formula="of:=[.B15]/[.B$1]*100" office:value-type="float" office:value="0.00146012274981565" calcext:value-type="float">
            <text:p>.00</text:p>
          </table:table-cell>
          <table:table-cell table:style-name="ce4" office:value-type="string" calcext:value-type="string">
            <text:p>µ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µ</text:p>
          </table:table-cell>
          <table:table-cell table:style-name="ce4" office:value-type="string" calcext:value-type="string">
            <text:p>µ</text:p>
          </table:table-cell>
          <table:table-cell table:style-name="ce4" office:value-type="string" calcext:value-type="string">
            <text:p>Ý</text:p>
          </table:table-cell>
          <table:table-cell table:style-name="ce4" office:value-type="string" calcext:value-type="string">
            <text:p>¬</text:p>
          </table:table-cell>
          <table:table-cell/>
          <table:table-cell table:style-name="ce4"/>
          <table:table-cell table:style-name="ce4" office:value-type="string" calcext:value-type="string">
            <text:p>¨</text:p>
          </table:table-cell>
          <table:table-cell table:style-name="ce4" office:value-type="string" calcext:value-type="string">
            <text:p>´</text:p>
          </table:table-cell>
          <table:table-cell table:style-name="ce4" office:value-type="string" calcext:value-type="string">
            <text:p>«</text:p>
          </table:table-cell>
          <table:table-cell table:style-name="ce4" office:value-type="string" calcext:value-type="string">
            <text:p>µ</text:p>
          </table:table-cell>
          <table:table-cell table:style-name="ce4" office:value-type="string" calcext:value-type="string">
            <text:p>º</text:p>
          </table:table-cell>
          <table:table-cell table:style-name="ce4" office:value-type="string" calcext:value-type="string">
            <text:p>µ</text:p>
          </table:table-cell>
          <table:table-cell table:number-columns-repeated="2"/>
          <table:table-cell table:style-name="ce4" table:number-columns-repeated="2"/>
          <table:table-cell office:value-type="string" calcext:value-type="string">
            <text:p>v</text:p>
          </table:table-cell>
          <table:table-cell table:style-name="ce6" office:value-type="float" office:value="4249927" calcext:value-type="float">
            <text:p>4,249,927</text:p>
          </table:table-cell>
          <table:table-cell table:formula="of:=[.W15]/[.W$1]*100" office:value-type="float" office:value="3.41660028701222" calcext:value-type="float">
            <text:p>3.42</text:p>
          </table:table-cell>
          <table:table-cell table:style-name="ce4"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18"/>
          <table:table-cell office:value-type="string" calcext:value-type="string">
            <text:p>m</text:p>
          </table:table-cell>
          <table:table-cell office:value-type="float" office:value="3896682" calcext:value-type="float">
            <text:p>3,896,682</text:p>
          </table:table-cell>
          <table:table-cell table:formula="of:=[.W16]/[.W$1]*100" office:value-type="float" office:value="3.13261965195998" calcext:value-type="float">
            <text:p>3.13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18"/>
          <table:table-cell office:value-type="string" calcext:value-type="string">
            <text:p>h</text:p>
          </table:table-cell>
          <table:table-cell office:value-type="float" office:value="3601482" calcext:value-type="float">
            <text:p>3,601,482</text:p>
          </table:table-cell>
          <table:table-cell table:formula="of:=[.W17]/[.W$1]*100" office:value-type="float" office:value="2.89530253928346" calcext:value-type="float">
            <text:p>2.9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18"/>
          <table:table-cell office:value-type="string" calcext:value-type="string">
            <text:p>k</text:p>
          </table:table-cell>
          <table:table-cell office:value-type="float" office:value="3154680" calcext:value-type="float">
            <text:p>3,154,680</text:p>
          </table:table-cell>
          <table:table-cell table:formula="of:=[.W18]/[.W$1]*100" office:value-type="float" office:value="2.5361095833956" calcext:value-type="float">
            <text:p>2.54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18"/>
          <table:table-cell office:value-type="string" calcext:value-type="string">
            <text:p>j</text:p>
          </table:table-cell>
          <table:table-cell office:value-type="float" office:value="2571935" calcext:value-type="float">
            <text:p>2,571,935</text:p>
          </table:table-cell>
          <table:table-cell table:formula="of:=[.W19]/[.W$1]*100" office:value-type="float" office:value="2.06762936379302" calcext:value-type="float">
            <text:p>2.0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o-ir-197</text:p>
          </table:table-cell>
          <table:table-cell/>
          <table:table-cell table:style-name="Default"/>
          <table:table-cell table:number-columns-repeated="18"/>
          <table:table-cell office:value-type="string" calcext:value-type="string">
            <text:p>b</text:p>
          </table:table-cell>
          <table:table-cell office:value-type="float" office:value="1997506" calcext:value-type="float">
            <text:p>1,997,506</text:p>
          </table:table-cell>
          <table:table-cell table:formula="of:=[.W20]/[.W$1]*100" office:value-type="float" office:value="1.6058345409012" calcext:value-type="float">
            <text:p>1.6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tin4</text:p>
          </table:table-cell>
          <table:table-cell/>
          <table:table-cell table:style-name="Default"/>
          <table:table-cell table:number-columns-repeated="18"/>
          <table:table-cell table:style-name="ce5" office:value-type="string" calcext:value-type="string">
            <text:p>š</text:p>
          </table:table-cell>
          <table:table-cell table:style-name="ce8" office:value-type="float" office:value="1424745" calcext:value-type="float">
            <text:p>1,424,745</text:p>
          </table:table-cell>
          <table:table-cell table:style-name="ce9" table:formula="of:=[.W21]/[.W$1]*100" office:value-type="float" office:value="1.14538065616638" calcext:value-type="float">
            <text:p>1.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tin6</text:p>
          </table:table-cell>
          <table:table-cell/>
          <table:table-cell table:style-name="Default"/>
          <table:table-cell table:number-columns-repeated="18"/>
          <table:table-cell office:value-type="string" calcext:value-type="string">
            <text:p>p</text:p>
          </table:table-cell>
          <table:table-cell office:value-type="float" office:value="1079186" calcext:value-type="float">
            <text:p>1,079,186</text:p>
          </table:table-cell>
          <table:table-cell table:formula="of:=[.W22]/[.W$1]*100" office:value-type="float" office:value="0.867578948377129" calcext:value-type="float">
            <text:p>.8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insam</text:p>
          </table:table-cell>
          <table:table-cell/>
          <table:table-cell table:style-name="Default"/>
          <table:table-cell table:number-columns-repeated="18"/>
          <table:table-cell table:style-name="ce5" office:value-type="string" calcext:value-type="string">
            <text:p>č</text:p>
          </table:table-cell>
          <table:table-cell table:style-name="ce8" office:value-type="float" office:value="849891" calcext:value-type="float">
            <text:p>849,891</text:p>
          </table:table-cell>
          <table:table-cell table:style-name="ce9" table:formula="of:=[.W23]/[.W$1]*100" office:value-type="float" office:value="0.683244167377251" calcext:value-type="float">
            <text:p>.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-sami</text:p>
          </table:table-cell>
          <table:table-cell/>
          <table:table-cell table:style-name="Default"/>
          <table:table-cell table:number-columns-repeated="7"/>
          <table:table-cell table:style-name="ce4"/>
          <table:table-cell table:number-columns-repeated="10"/>
          <table:table-cell table:style-name="ce5" office:value-type="string" calcext:value-type="string">
            <text:p>đ</text:p>
          </table:table-cell>
          <table:table-cell table:style-name="ce8" office:value-type="float" office:value="806570" calcext:value-type="float">
            <text:p>806,570</text:p>
          </table:table-cell>
          <table:table-cell table:style-name="ce9" table:formula="of:=[.W24]/[.W$1]*100" office:value-type="float" office:value="0.648417559524068" calcext:value-type="float">
            <text:p>.6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ws2</text:p>
          </table:table-cell>
          <table:table-cell/>
          <table:table-cell table:style-name="Default"/>
          <table:table-cell table:number-columns-repeated="7"/>
          <table:table-cell table:style-name="ce4"/>
          <table:table-cell table:number-columns-repeated="10"/>
          <table:table-cell office:value-type="string" calcext:value-type="string">
            <text:p>S</text:p>
          </table:table-cell>
          <table:table-cell office:value-type="float" office:value="630335" calcext:value-type="float">
            <text:p>630,335</text:p>
          </table:table-cell>
          <table:table-cell table:formula="of:=[.W25]/[.W$1]*100" office:value-type="float" office:value="0.506738760904327" calcext:value-type="float">
            <text:p>.5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ce4"/>
          <table:table-cell table:number-columns-repeated="10"/>
          <table:table-cell office:value-type="string" calcext:value-type="string">
            <text:p>f</text:p>
          </table:table-cell>
          <table:table-cell office:value-type="float" office:value="435162" calcext:value-type="float">
            <text:p>435,162</text:p>
          </table:table-cell>
          <table:table-cell table:formula="of:=[.W26]/[.W$1]*100" office:value-type="float" office:value="0.34983532990021" calcext:value-type="float">
            <text:p>.3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latin1</text:p>
          </table:table-cell>
          <table:table-cell/>
          <table:table-cell table:style-name="Default"/>
          <table:table-cell table:number-columns-repeated="7"/>
          <table:table-cell table:style-name="ce4"/>
          <table:table-cell table:number-columns-repeated="10"/>
          <table:table-cell office:value-type="string" calcext:value-type="string">
            <text:p>D</text:p>
          </table:table-cell>
          <table:table-cell office:value-type="float" office:value="402591" calcext:value-type="float">
            <text:p>402,591</text:p>
          </table:table-cell>
          <table:table-cell table:formula="of:=[.W27]/[.W$1]*100" office:value-type="float" office:value="0.323650859449712" calcext:value-type="float">
            <text:p>.3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p1252</text:p>
          </table:table-cell>
          <table:table-cell/>
          <table:table-cell table:style-name="Default"/>
          <table:table-cell table:number-columns-repeated="7"/>
          <table:table-cell table:style-name="ce4"/>
          <table:table-cell table:number-columns-repeated="10"/>
          <table:table-cell table:style-name="ce5" office:value-type="string" calcext:value-type="string">
            <text:p>ž</text:p>
          </table:table-cell>
          <table:table-cell table:style-name="ce8" office:value-type="float" office:value="332234" calcext:value-type="float">
            <text:p>332,234</text:p>
          </table:table-cell>
          <table:table-cell table:style-name="ce9" table:formula="of:=[.W28]/[.W$1]*100" office:value-type="float" office:value="0.267089477008715" calcext:value-type="float">
            <text:p>.2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</text:p>
          </table:table-cell>
          <table:table-cell/>
          <table:table-cell table:style-name="Default"/>
          <table:table-cell table:number-columns-repeated="7"/>
          <table:table-cell table:style-name="ce4"/>
          <table:table-cell table:number-columns-repeated="10"/>
          <table:table-cell office:value-type="string" calcext:value-type="string">
            <text:p>M</text:p>
          </table:table-cell>
          <table:table-cell office:value-type="float" office:value="298533" calcext:value-type="float">
            <text:p>298,533</text:p>
          </table:table-cell>
          <table:table-cell table:formula="of:=[.W29]/[.W$1]*100" office:value-type="float" office:value="0.239996577231237" calcext:value-type="float">
            <text:p>.24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ce4"/>
          <table:table-cell table:number-columns-repeated="10"/>
          <table:table-cell office:value-type="string" calcext:value-type="string">
            <text:p>c</text:p>
          </table:table-cell>
          <table:table-cell office:value-type="float" office:value="267456" calcext:value-type="float">
            <text:p>267,456</text:p>
          </table:table-cell>
          <table:table-cell table:formula="of:=[.W30]/[.W$1]*100" office:value-type="float" office:value="0.215013162899772" calcext:value-type="float">
            <text:p>.2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c-sami -&gt; mac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8"/>
          <table:table-cell office:value-type="string" calcext:value-type="string">
            <text:p>G</text:p>
          </table:table-cell>
          <table:table-cell office:value-type="float" office:value="246693" calcext:value-type="float">
            <text:p>246,693</text:p>
          </table:table-cell>
          <table:table-cell table:formula="of:=[.W31]/[.W$1]*100" office:value-type="float" office:value="0.198321376956335" calcext:value-type="float">
            <text:p>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2 -&gt; cp1252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N</text:p>
          </table:table-cell>
          <table:table-cell office:value-type="float" office:value="244506" calcext:value-type="float">
            <text:p>244,506</text:p>
          </table:table-cell>
          <table:table-cell table:formula="of:=[.W32]/[.W$1]*100" office:value-type="float" office:value="0.196563204444737" calcext:value-type="float">
            <text:p>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o-ir-197 -&gt; cp1252/latin1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8"/>
          <table:table-cell office:value-type="string" calcext:value-type="string">
            <text:p>A</text:p>
          </table:table-cell>
          <table:table-cell office:value-type="float" office:value="229192" calcext:value-type="float">
            <text:p>229,192</text:p>
          </table:table-cell>
          <table:table-cell table:formula="of:=[.W33]/[.W$1]*100" office:value-type="float" office:value="0.184251977264763" calcext:value-type="float">
            <text:p>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-sami -&gt; latin1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18"/>
          <table:table-cell office:value-type="string" calcext:value-type="string">
            <text:p>B</text:p>
          </table:table-cell>
          <table:table-cell office:value-type="float" office:value="216096" calcext:value-type="float">
            <text:p>216,096</text:p>
          </table:table-cell>
          <table:table-cell table:formula="of:=[.W34]/[.W$1]*100" office:value-type="float" office:value="0.173723844108897" calcext:value-type="float">
            <text:p>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sam -&gt; cp1252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18"/>
          <table:table-cell office:value-type="string" calcext:value-type="string">
            <text:p>O</text:p>
          </table:table-cell>
          <table:table-cell office:value-type="float" office:value="206166" calcext:value-type="float">
            <text:p>206,166</text:p>
          </table:table-cell>
          <table:table-cell table:formula="of:=[.W35]/[.W$1]*100" office:value-type="float" office:value="0.165740920908091" calcext:value-type="float">
            <text:p>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4 -&gt; cp1252/latin1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8"/>
          <table:table-cell office:value-type="string" calcext:value-type="string">
            <text:p>E</text:p>
          </table:table-cell>
          <table:table-cell office:value-type="float" office:value="204019" calcext:value-type="float">
            <text:p>204,019</text:p>
          </table:table-cell>
          <table:table-cell table:formula="of:=[.W36]/[.W$1]*100" office:value-type="float" office:value="0.164014905186829" calcext:value-type="float">
            <text:p>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š and ŋ are _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18"/>
          <table:table-cell office:value-type="string" calcext:value-type="string">
            <text:p>R</text:p>
          </table:table-cell>
          <table:table-cell office:value-type="float" office:value="200402" calcext:value-type="float">
            <text:p>200,402</text:p>
          </table:table-cell>
          <table:table-cell table:formula="of:=[.W37]/[.W$1]*100" office:value-type="float" office:value="0.161107127420735" calcext:value-type="float">
            <text:p>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x of 2 and 4</text:p>
          </table:table-cell>
          <table:table-cell/>
          <table:table-cell table:style-name="Default" office:value-type="float" office:value="7" calcext:value-type="float">
            <text:p>7</text:p>
          </table:table-cell>
          <table:table-cell table:number-columns-repeated="18"/>
          <table:table-cell office:value-type="string" calcext:value-type="string">
            <text:p>I</text:p>
          </table:table-cell>
          <table:table-cell office:value-type="float" office:value="194658" calcext:value-type="float">
            <text:p>194,658</text:p>
          </table:table-cell>
          <table:table-cell table:formula="of:=[.W38]/[.W$1]*100" office:value-type="float" office:value="0.156489412328547" calcext:value-type="float">
            <text:p>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in4 -&gt; mac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office:value-type="string" calcext:value-type="string">
            <text:p>L</text:p>
          </table:table-cell>
          <table:table-cell office:value-type="float" office:value="187408" calcext:value-type="float">
            <text:p>187,408</text:p>
          </table:table-cell>
          <table:table-cell table:formula="of:=[.W39]/[.W$1]*100" office:value-type="float" office:value="0.150660994080224" calcext:value-type="float">
            <text:p>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in6 -&gt; mac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office:value-type="string" calcext:value-type="string">
            <text:p>J</text:p>
          </table:table-cell>
          <table:table-cell office:value-type="float" office:value="158503" calcext:value-type="float">
            <text:p>158,503</text:p>
          </table:table-cell>
          <table:table-cell table:formula="of:=[.W40]/[.W$1]*100" office:value-type="float" office:value="0.127423693463981" calcext:value-type="float">
            <text:p>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in6 -&gt; cp1252/latin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table:style-name="ce5" office:value-type="string" calcext:value-type="string">
            <text:p>ŋ</text:p>
          </table:table-cell>
          <table:table-cell table:style-name="ce8" office:value-type="float" office:value="156800" calcext:value-type="float">
            <text:p>156,800</text:p>
          </table:table-cell>
          <table:table-cell table:style-name="ce9" table:formula="of:=[.W41]/[.W$1]*100" office:value-type="float" office:value="0.126054618115444" calcext:value-type="float">
            <text:p>.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c-sami -&gt; cp1252</text:p>
          </table:table-cell>
          <table:table-cell/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office:value-type="string" calcext:value-type="string">
            <text:p>K</text:p>
          </table:table-cell>
          <table:table-cell office:value-type="float" office:value="149532" calcext:value-type="float">
            <text:p>149,532</text:p>
          </table:table-cell>
          <table:table-cell table:formula="of:=[.W42]/[.W$1]*100" office:value-type="float" office:value="0.120211729311471" calcext:value-type="float">
            <text:p>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s2 -&gt; latin1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office:value-type="string" calcext:value-type="string">
            <text:p>V</text:p>
          </table:table-cell>
          <table:table-cell office:value-type="float" office:value="133919" calcext:value-type="float">
            <text:p>133,919</text:p>
          </table:table-cell>
          <table:table-cell table:formula="of:=[.W43]/[.W$1]*100" office:value-type="float" office:value="0.107660130123738" calcext:value-type="float">
            <text:p>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o-ir-197 -&gt; mac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not found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float" office:value="131026" calcext:value-type="float">
            <text:p>131,026</text:p>
          </table:table-cell>
          <table:table-cell table:formula="of:=[.W44]/[.W$1]*100" office:value-type="float" office:value="0.105334390262718" calcext:value-type="float">
            <text:p>.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18"/>
          <table:table-cell office:value-type="string" calcext:value-type="string">
            <text:p>H</text:p>
          </table:table-cell>
          <table:table-cell office:value-type="float" office:value="128520" calcext:value-type="float">
            <text:p>128,520</text:p>
          </table:table-cell>
          <table:table-cell table:formula="of:=[.W45]/[.W$1]*100" office:value-type="float" office:value="0.103319767348194" calcext:value-type="float">
            <text:p>.1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T</text:p>
          </table:table-cell>
          <table:table-cell office:value-type="float" office:value="119133" calcext:value-type="float">
            <text:p>119,133</text:p>
          </table:table-cell>
          <table:table-cell table:formula="of:=[.W46]/[.W$1]*100" office:value-type="float" office:value="0.095773372576194" calcext:value-type="float">
            <text:p>.10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Á</text:p>
          </table:table-cell>
          <table:table-cell table:style-name="ce8" office:value-type="float" office:value="113878" calcext:value-type="float">
            <text:p>113,878</text:p>
          </table:table-cell>
          <table:table-cell table:style-name="ce9" table:formula="of:=[.W47]/[.W$1]*100" office:value-type="float" office:value="0.0915487742458581" calcext:value-type="float">
            <text:p>.09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z</text:p>
          </table:table-cell>
          <table:table-cell office:value-type="float" office:value="113575" calcext:value-type="float">
            <text:p>113,575</text:p>
          </table:table-cell>
          <table:table-cell table:formula="of:=[.W48]/[.W$1]*100" office:value-type="float" office:value="0.0913051865590662" calcext:value-type="float">
            <text:p>.09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y</text:p>
          </table:table-cell>
          <table:table-cell office:value-type="float" office:value="103535" calcext:value-type="float">
            <text:p>103,535</text:p>
          </table:table-cell>
          <table:table-cell table:formula="of:=[.W49]/[.W$1]*100" office:value-type="float" office:value="0.0832338321848375" calcext:value-type="float">
            <text:p>.08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P</text:p>
          </table:table-cell>
          <table:table-cell office:value-type="float" office:value="91939" calcext:value-type="float">
            <text:p>91,939</text:p>
          </table:table-cell>
          <table:table-cell table:formula="of:=[.W50]/[.W$1]*100" office:value-type="float" office:value="0.073911578666555" calcext:value-type="float">
            <text:p>.07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U</text:p>
          </table:table-cell>
          <table:table-cell office:value-type="float" office:value="70643" calcext:value-type="float">
            <text:p>70,643</text:p>
          </table:table-cell>
          <table:table-cell table:formula="of:=[.W51]/[.W$1]*100" office:value-type="float" office:value="0.0567913034918962" calcext:value-type="float">
            <text:p>.06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ø</text:p>
          </table:table-cell>
          <table:table-cell office:value-type="float" office:value="47628" calcext:value-type="float">
            <text:p>47,628</text:p>
          </table:table-cell>
          <table:table-cell table:formula="of:=[.W52]/[.W$1]*100" office:value-type="float" office:value="0.0382890902525662" calcext:value-type="float">
            <text:p>.04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C</text:p>
          </table:table-cell>
          <table:table-cell office:value-type="float" office:value="42459" calcext:value-type="float">
            <text:p>42,459</text:p>
          </table:table-cell>
          <table:table-cell table:formula="of:=[.W53]/[.W$1]*100" office:value-type="float" office:value="0.0341336290214518" calcext:value-type="float">
            <text:p>.03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å</text:p>
          </table:table-cell>
          <table:table-cell office:value-type="float" office:value="38357" calcext:value-type="float">
            <text:p>38,357</text:p>
          </table:table-cell>
          <table:table-cell table:formula="of:=[.W54]/[.W$1]*100" office:value-type="float" office:value="0.0308359501725389" calcext:value-type="float">
            <text:p>.03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Č</text:p>
          </table:table-cell>
          <table:table-cell table:style-name="ce8" office:value-type="float" office:value="34641" calcext:value-type="float">
            <text:p>34,641</text:p>
          </table:table-cell>
          <table:table-cell table:style-name="ce9" table:formula="of:=[.W55]/[.W$1]*100" office:value-type="float" office:value="0.0278485843503642" calcext:value-type="float">
            <text:p>.03</text:p>
          </table:table-cell>
          <table:table-cell table:number-columns-repeated="2"/>
        </table:table-row>
        <table:table-row table:style-name="ro3">
          <table:table-cell table:number-columns-repeated="21"/>
          <table:table-cell table:style-name="ce5" office:value-type="string" calcext:value-type="string">
            <text:p>ŧ</text:p>
          </table:table-cell>
          <table:table-cell table:style-name="ce8" office:value-type="float" office:value="24152" calcext:value-type="float">
            <text:p>24,152</text:p>
          </table:table-cell>
          <table:table-cell table:style-name="ce9" table:formula="of:=[.W56]/[.W$1]*100" office:value-type="float" office:value="0.0194162700046187" calcext:value-type="float">
            <text:p>.02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æ</text:p>
          </table:table-cell>
          <table:table-cell office:value-type="float" office:value="24111" calcext:value-type="float">
            <text:p>24,111</text:p>
          </table:table-cell>
          <table:table-cell table:formula="of:=[.W57]/[.W$1]*100" office:value-type="float" office:value="0.0193833092945247" calcext:value-type="float">
            <text:p>.02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w</text:p>
          </table:table-cell>
          <table:table-cell office:value-type="float" office:value="20728" calcext:value-type="float">
            <text:p>20,728</text:p>
          </table:table-cell>
          <table:table-cell table:formula="of:=[.W58]/[.W$1]*100" office:value-type="float" office:value="0.0166636487518937" calcext:value-type="float">
            <text:p>.02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Š</text:p>
          </table:table-cell>
          <table:table-cell table:style-name="ce8" office:value-type="float" office:value="13551" calcext:value-type="float">
            <text:p>13,551</text:p>
          </table:table-cell>
          <table:table-cell table:style-name="ce9" table:formula="of:=[.W59]/[.W$1]*100" office:value-type="float" office:value="0.0108939166459336" calcext:value-type="float">
            <text:p>.0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ä</text:p>
          </table:table-cell>
          <table:table-cell office:value-type="float" office:value="12901" calcext:value-type="float">
            <text:p>12,901</text:p>
          </table:table-cell>
          <table:table-cell table:formula="of:=[.W60]/[.W$1]*100" office:value-type="float" office:value="0.0103713688029805" calcext:value-type="float">
            <text:p>.01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W</text:p>
          </table:table-cell>
          <table:table-cell office:value-type="float" office:value="10853" calcext:value-type="float">
            <text:p>10,853</text:p>
          </table:table-cell>
          <table:table-cell table:formula="of:=[.W61]/[.W$1]*100" office:value-type="float" office:value="0.00872494113779921" calcext:value-type="float">
            <text:p>.01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x</text:p>
          </table:table-cell>
          <table:table-cell office:value-type="float" office:value="7437" calcext:value-type="float">
            <text:p>7,437</text:p>
          </table:table-cell>
          <table:table-cell table:formula="of:=[.W62]/[.W$1]*100" office:value-type="float" office:value="0.00597875124314132" calcext:value-type="float">
            <text:p>.01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Y</text:p>
          </table:table-cell>
          <table:table-cell office:value-type="float" office:value="6313" calcext:value-type="float">
            <text:p>6,313</text:p>
          </table:table-cell>
          <table:table-cell table:formula="of:=[.W63]/[.W$1]*100" office:value-type="float" office:value="0.00507514543471173" calcext:value-type="float">
            <text:p>.01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Ø</text:p>
          </table:table-cell>
          <table:table-cell office:value-type="float" office:value="5698" calcext:value-type="float">
            <text:p>5,698</text:p>
          </table:table-cell>
          <table:table-cell table:formula="of:=[.W64]/[.W$1]*100" office:value-type="float" office:value="0.0045807347833023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Å</text:p>
          </table:table-cell>
          <table:table-cell office:value-type="float" office:value="5093" calcext:value-type="float">
            <text:p>5,093</text:p>
          </table:table-cell>
          <table:table-cell table:formula="of:=[.W65]/[.W$1]*100" office:value-type="float" office:value="0.00409436332947677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Đ</text:p>
          </table:table-cell>
          <table:table-cell table:style-name="ce8" office:value-type="float" office:value="3523" calcext:value-type="float">
            <text:p>3,523</text:p>
          </table:table-cell>
          <table:table-cell table:style-name="ce9" table:formula="of:=[.W66]/[.W$1]*100" office:value-type="float" office:value="0.00283220930880555" calcext:value-type="float">
            <text:p>.00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ö</text:p>
          </table:table-cell>
          <table:table-cell office:value-type="float" office:value="2314" calcext:value-type="float">
            <text:p>2,314</text:p>
          </table:table-cell>
          <table:table-cell table:formula="of:=[.W67]/[.W$1]*100" office:value-type="float" office:value="0.00186027032091287" calcext:value-type="float">
            <text:p>.00</text:p>
          </table:table-cell>
          <table:table-cell table:number-columns-repeated="2"/>
        </table:table-row>
        <table:table-row table:style-name="ro3">
          <table:table-cell table:number-columns-repeated="21"/>
          <table:table-cell office:value-type="string" calcext:value-type="string">
            <text:p>q</text:p>
          </table:table-cell>
          <table:table-cell office:value-type="float" office:value="2215" calcext:value-type="float">
            <text:p>2,215</text:p>
          </table:table-cell>
          <table:table-cell table:formula="of:=[.W68]/[.W$1]*100" office:value-type="float" office:value="0.00178068226483233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Z</text:p>
          </table:table-cell>
          <table:table-cell office:value-type="float" office:value="2099" calcext:value-type="float">
            <text:p>2,099</text:p>
          </table:table-cell>
          <table:table-cell table:formula="of:=[.W69]/[.W$1]*100" office:value-type="float" office:value="0.00168742757285917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Ŋ</text:p>
          </table:table-cell>
          <table:table-cell table:style-name="ce8" office:value-type="float" office:value="2065" calcext:value-type="float">
            <text:p>2,065</text:p>
          </table:table-cell>
          <table:table-cell table:style-name="ce9" table:formula="of:=[.W70]/[.W$1]*100" office:value-type="float" office:value="0.00166009430107393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Ž</text:p>
          </table:table-cell>
          <table:table-cell table:style-name="ce8" office:value-type="float" office:value="1383" calcext:value-type="float">
            <text:p>1,383</text:p>
          </table:table-cell>
          <table:table-cell table:style-name="ce9" table:formula="of:=[.W71]/[.W$1]*100" office:value-type="float" office:value="0.00111182102585242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Q</text:p>
          </table:table-cell>
          <table:table-cell office:value-type="float" office:value="1249" calcext:value-type="float">
            <text:p>1,249</text:p>
          </table:table-cell>
          <table:table-cell table:formula="of:=[.W72]/[.W$1]*100" office:value-type="float" office:value="0.00100409577822825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X</text:p>
          </table:table-cell>
          <table:table-cell office:value-type="float" office:value="1158" calcext:value-type="float">
            <text:p>1,158</text:p>
          </table:table-cell>
          <table:table-cell table:formula="of:=[.W73]/[.W$1]*100" office:value-type="float" office:value="0.000930939080214824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Æ</text:p>
          </table:table-cell>
          <table:table-cell office:value-type="float" office:value="816" calcext:value-type="float">
            <text:p>816</text:p>
          </table:table-cell>
          <table:table-cell table:formula="of:=[.W74]/[.W$1]*100" office:value-type="float" office:value="0.000655998522845679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Ä</text:p>
          </table:table-cell>
          <table:table-cell office:value-type="float" office:value="274" calcext:value-type="float">
            <text:p>274</text:p>
          </table:table-cell>
          <table:table-cell table:formula="of:=[.W75]/[.W$1]*100" office:value-type="float" office:value="0.000220274013798672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table:style-name="ce5" office:value-type="string" calcext:value-type="string">
            <text:p>Ŧ</text:p>
          </table:table-cell>
          <table:table-cell table:style-name="ce8" office:value-type="float" office:value="135" calcext:value-type="float">
            <text:p>135</text:p>
          </table:table-cell>
          <table:table-cell table:style-name="ce9" table:formula="of:=[.W76]/[.W$1]*100" office:value-type="float" office:value="0.000108529167382557" calcext:value-type="float">
            <text:p>.00</text:p>
          </table:table-cell>
          <table:table-cell table:number-columns-repeated="2"/>
        </table:table-row>
        <table:table-row table:style-name="ro4">
          <table:table-cell table:number-columns-repeated="21"/>
          <table:table-cell office:value-type="string" calcext:value-type="string">
            <text:p>Ö</text:p>
          </table:table-cell>
          <table:table-cell office:value-type="float" office:value="134" calcext:value-type="float">
            <text:p>134</text:p>
          </table:table-cell>
          <table:table-cell table:formula="of:=[.W77]/[.W$1]*100" office:value-type="float" office:value="0.000107725247624168" calcext:value-type="float">
            <text:p>.00</text:p>
          </table:table-cell>
          <table:table-cell table:number-columns-repeated="2"/>
        </table:table-row>
        <table:table-row table:style-name="ro4" table:number-rows-repeated="33">
          <table:table-cell table:number-columns-repeated="21"/>
          <table:table-cell table:style-name="Default" table:number-columns-repeated="3"/>
          <table:table-cell table:number-columns-repeated="2"/>
        </table:table-row>
        <table:table-row table:style-name="ro4">
          <table:table-cell table:number-columns-repeated="21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se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4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4">00/00/0000</text:date>, <text:time style:data-style-name="N2" text:time-value="0000-00-00T12:34:34.845800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0:52:20.166700849</meta:creation-date>
    <dc:date>2014-03-04T16:38:43.089102811</dc:date>
    <meta:editing-duration>PT21H12M40S</meta:editing-duration>
    <meta:editing-cycles>21</meta:editing-cycles>
    <meta:generator>LibreOffice/4.1.4.2$Linux_X86_64 LibreOffice_project/410m0$Build-2</meta:generator>
    <meta:document-statistic meta:table-count="1" meta:cell-count="507" meta:object-count="0"/>
  </office:meta>
</office:document-meta>
</file>